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ff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0000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00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style:text-position="super 58%"/>
    </style:style>
    <style:style style:name="T5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ejandro Santorum Varela – EDAT 3<text:span text:style-name="T4">rd</text:span> Assignment</text:p>
      <text:p text:style-name="P1">21.</text:p>
      <text:p text:style-name="Standard"/>
      <text:p text:style-name="Standard"><text:span text:style-name="T5">a)</text:span> Best key: <text:span text:style-name="T1">a, c</text:span></text:p>
      <text:p text:style-name="Standard"/>
      <text:p text:style-name="Standard"><text:span text:style-name="T5">b)</text:span> No. Becuase <text:span text:style-name="T1">d </text:span>and <text:span text:style-name="T1">b</text:span> depend on a part of the best key (primary key).</text:p>
      <text:p text:style-name="Standard"/>
      <text:p text:style-name="Standard"><text:span text:style-name="T5">c)</text:span> R(b, o, a, q, c, d) → R1(<text:span text:style-name="T2">c, a</text:span>, q, d) and R2(<text:span text:style-name="T2">c</text:span>, b, o)</text:p>
      <text:p text:style-name="Standard"><text:tab/>Now, we are descomposing R1 and R2 to satisfy the third normal form:</text:p>
      <text:p text:style-name="Standard"><text:tab/><text:tab/>R1 → R1.1(<text:span text:style-name="T2">a</text:span>, d) and R1.2(<text:span text:style-name="T2">c,a</text:span>, q)</text:p>
      <text:p text:style-name="Standard"><text:tab/><text:tab/>R2 → R2.1(<text:span text:style-name="T2">c</text:span>, b) and R2.2(<text:span text:style-name="T2">b</text:span>, o)</text:p>
      <text:p text:style-name="Standard"/>
      <text:p text:style-name="Standard"><text:span text:style-name="T5">d)</text:span> No, because <text:span text:style-name="T1">o</text:span> depends on <text:span text:style-name="T1">b</text:span> that at the same time depends on <text:span text:style-name="T1">c</text:span>. For the same reason <text:span text:style-name="T1">q</text:span> depends on <text:span text:style-name="T1">a</text:span> and <text:span text:style-name="T1">c</text:span>, but <text:span text:style-name="T1">d</text:span> only depends on <text:span text:style-name="T1">a</text:span>.</text:p>
      <text:p text:style-name="Standard"/>
      <text:p text:style-name="Standard"/>
      <text:p text:style-name="Standard"/>
      <text:p text:style-name="P1">22.</text:p>
      <text:p text:style-name="Standard"><text:span text:style-name="T2">R = RESERVATION:<text:tab/></text:span><text:tab/><text:tab/><text:tab/><text:tab/><text:span text:style-name="T3">F = FLIGHTS</text:span></text:p>
      <text:p text:style-name="Standard">p = passengerName<text:tab/><text:tab/><text:tab/><text:tab/><text:tab/>f = flightID</text:p>
      <text:p text:style-name="Standard">SSN = SSN<text:tab/><text:tab/><text:tab/><text:tab/><text:tab/><text:tab/>t = time</text:p>
      <text:p text:style-name="Standard">f = flightID<text:tab/><text:tab/><text:tab/><text:tab/><text:tab/><text:tab/>d = departureAirport</text:p>
      <text:p text:style-name="Standard">d = departureAirport<text:tab/><text:tab/><text:tab/><text:tab/><text:tab/>a = arrivalAirport</text:p>
      <text:p text:style-name="Standard">a = arrivalAirport<text:tab/><text:tab/><text:tab/><text:tab/><text:tab/>dC = departureCity</text:p>
      <text:p text:style-name="Standard">t = time<text:tab/><text:tab/><text:tab/><text:tab/><text:tab/><text:tab/>aC = arrivalCity</text:p>
      <text:p text:style-name="Standard">date = date</text:p>
      <text:p text:style-name="Standard">c = cost</text:p>
      <text:p text:style-name="Standard"/>
      <text:p text:style-name="Standard">Examinating all the requirements we can assume those functional dependencies:</text:p>
      <text:p text:style-name="Standard"><text:span text:style-name="T2">R= RESERVATION</text:span>:<text:tab/><text:tab/><text:tab/><text:tab/><text:tab/><text:span text:style-name="T2">F = FLIGHTS</text:span></text:p>
      <text:p text:style-name="Standard">SSN → P<text:tab/><text:tab/><text:tab/><text:tab/><text:tab/><text:tab/>d → dC</text:p>
      <text:p text:style-name="Standard">{SSN, f, date} → c<text:tab/><text:tab/><text:tab/><text:tab/><text:tab/>a → aC</text:p>
      <text:p text:style-name="Standard">{f, date} → t, a, d<text:tab/><text:tab/><text:tab/><text:tab/><text:tab/>flightID → {t, d, a, dC, aC}</text:p>
      <text:p text:style-name="Standard">{t, date, d} → f, a<text:tab/><text:tab/><text:tab/><text:tab/><text:tab/>{time, d} → {flightID, a, dC, aC}</text:p>
      <text:p text:style-name="Standard"><text:tab/><text:tab/><text:tab/><text:tab/><text:tab/><text:tab/><text:tab/></text:p>
      <text:p text:style-name="Standard"><text:span text:style-name="T5">a) </text:span>Candidates Key:</text:p>
      <text:p text:style-name="Standard"><text:tab/>R-Cand1 = {SSN, f, date}</text:p>
      <text:p text:style-name="Standard"><text:tab/>F-Cand1 = {flightID}</text:p>
      <text:p text:style-name="Standard"><text:tab/><text:tab/>note: {time, d} also describes uniquely a row but it is not minimal.</text:p>
      <text:p text:style-name="Standard"><text:tab/>R-PK = {SSN, f, date}</text:p>
      <text:p text:style-name="Standard"><text:tab/>F-PK={flightID}</text:p>
      <text:p text:style-name="Standard"/>
      <text:p text:style-name="P3">b)</text:p>
      <text:p text:style-name="Standard"><text:span text:style-name="T2">R= RESERVATION</text:span>:<text:tab/><text:tab/><text:tab/><text:tab/><text:tab/><text:span text:style-name="T2">F = FLIGHTS</text:span></text:p>
      <text:p text:style-name="Standard">SSN → P<text:tab/><text:tab/><text:tab/><text:tab/><text:tab/><text:tab/>d → dC</text:p>
      <text:p text:style-name="Standard">{SSN, f, date} → c<text:tab/><text:tab/><text:tab/><text:tab/><text:tab/>a → aC</text:p>
      <text:p text:style-name="Standard">{f, date} → t, a, d<text:tab/><text:tab/><text:tab/><text:tab/><text:tab/>flightID → {t, d, a, dC, aC}</text:p>
      <text:p text:style-name="Standard">{t, date, d} → f, a<text:tab/><text:tab/><text:tab/><text:tab/><text:tab/>{time, d} → {flightID, a, dC, aC}</text:p>
      <text:p text:style-name="Standard"/>
      <text:p text:style-name="Standard"/>
      <text:p text:style-name="Standard"/>
      <text:p text:style-name="Standard"/>
      <text:p text:style-name="P3"><text:soft-page-break/>c)</text:p>
      <text:p text:style-name="Standard">R and F satify first NF, but they don´t satisfy 2<text:span text:style-name="T4">nd</text:span> and 3<text:span text:style-name="T4">rd</text:span> .</text:p>
      <text:p text:style-name="Standard"/>
      <text:p text:style-name="P3">d)</text:p>
      <text:p text:style-name="Standard">R={<text:span text:style-name="T2">SSN</text:span>, p,<text:span text:style-name="T2"> f</text:span>, d, a, t, <text:span text:style-name="T2">date</text:span>, c}</text:p>
      <text:p text:style-name="Standard"><text:tab/>R.1={<text:span text:style-name="T2">SSN</text:span>, p}</text:p>
      <text:p text:style-name="Standard"><text:tab/>R.2={<text:span text:style-name="T2">SSN</text:span>, <text:span text:style-name="T2">f</text:span>, d, a, t, <text:span text:style-name="T2">date</text:span>, c}</text:p>
      <text:p text:style-name="Standard"><text:tab/><text:tab/>R2.1={<text:span text:style-name="T2">SSN, f, date</text:span>, c}</text:p>
      <text:p text:style-name="Standard"><text:tab/><text:tab/>R2.2={<text:span text:style-name="T2">f, date</text:span>, t, a, d}</text:p>
      <text:p text:style-name="Standard"/>
      <text:p text:style-name="Standard">F={<text:span text:style-name="T2">f</text:span>, t, d, a, dC, aC)</text:p>
      <text:p text:style-name="Standard"><text:tab/>F1={<text:span text:style-name="T2">f</text:span>, t, d, a}</text:p>
      <text:p text:style-name="Standard"><text:tab/>F2={<text:span text:style-name="T2">a</text:span>, aC}</text:p>
      <text:p text:style-name="Standard"><text:tab/>F3={<text:span text:style-name="T2">d</text:span>, dC}</text:p>
      <text:p text:style-name="Standard"/>
      <text:p text:style-name="P1">23.</text:p>
      <text:p text:style-name="Standard">Due to the fact all relations have to have a Primary Key, let´s suppose three cases:</text:p>
      <text:p text:style-name="Standard"/>
      <text:p text:style-name="Standard">A → B : A is the determinant and at the same time it´s the Primary Key (which is one of the possible Candidates Keys). So it satisfies BCNF.</text:p>
      <text:p text:style-name="Standard"/>
      <text:p text:style-name="Standard">B → A: B is the determinant and at the same time it´s the Primary Key (which is one of the possible Candidates Keys). So it satisfies BCNF.</text:p>
      <text:p text:style-name="Standard"/>
      <text:p text:style-name="Standard">AB → AB: Now AB is the determinant and at the same time it´s the Primary Key (which is one of the possible Candidates Keys). So it satisfies BCN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Santorum</meta:initial-creator>
    <meta:creation-date>2017-11-02T22:11:11.95</meta:creation-date>
    <dc:date>2017-11-03T22:16:56.04</dc:date>
    <dc:creator>Alejandro Santorum</dc:creator>
    <meta:editing-duration>PT40M35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55" meta:word-count="442" meta:character-count="2117"/>
  </office:meta>
</office:document-meta>
</file>